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>
      <loext:graphic-properties draw:fill="solid" draw:fill-color="#a0a0a0"/>
      <style:paragraph-properties fo:text-align="center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 style:list-style-name="WWNum1"/>
    <style:style style:name="P4" style:family="paragraph" style:parent-style-name="Standard" style:list-style-name="WWNum2"/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family-asian="'Helvetica Neue'" style:font-family-generic-asian="system" style:font-pitch-asian="variable" style:font-style-asian="italic" style:font-family-complex="'Helvetica Neue'" style:font-family-generic-complex="system" style:font-pitch-complex="variable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Alex Kurylovich</text:span><text:line-break/>Aurora, ON • 416-768-6771<text:line-break/>alex.v.kurylovich@gmail.com</text:p>
      <text:p text:style-name="Standard"><draw:rect text:anchor-type="as-char" style:rel-width="100%" draw:z-index="0" draw:style-name="gr1" draw:text-style-name="P1" svg:width="16.511cm" svg:height="0.054cm"><text:p/></draw:rect></text:p>
      <text:p text:style-name="P2"><text:span text:style-name="T2">Objective</text:span></text:p>
      <text:p text:style-name="Standard">Retired software engineer with 40 years of experience in problem-solving, independent work, and technical systems. Seeking a basic-level or part-time position to stay active and contribute steadily in a structured environment. Known for reliability, focus, and willingness to learn.</text:p>
      <text:p text:style-name="Standard"><draw:rect text:anchor-type="as-char" style:rel-width="100%" draw:z-index="1" draw:style-name="gr1" draw:text-style-name="P1" svg:width="16.511cm" svg:height="0.054cm"><text:p/></draw:rect></text:p>
      <text:p text:style-name="Standard" loext:marker-style-name="T2"><text:span text:style-name="T2">Core Skills</text:span><text:span text:style-name="T2"/></text:p>
      <text:list text:style-name="WWNum1">
        <text:list-item>
          <text:p text:style-name="P3">Reliable and consistent work ethic </text:p>
        </text:list-item>
        <text:list-item>
          <text:p text:style-name="P3">Strong problem-solving and analytical thinking</text:p>
        </text:list-item>
        <text:list-item>
          <text:p text:style-name="P3">Capable communicator in written and verbal tasks</text:p>
        </text:list-item>
        <text:list-item>
          <text:p text:style-name="P3">Comfortable with technology and basic computer use</text:p>
        </text:list-item>
        <text:list-item>
          <text:p text:style-name="P3">Quick to learn new routines and systems</text:p>
        </text:list-item>
        <text:list-item>
          <text:p text:style-name="P3">Detail-oriented and process-driven</text:p>
        </text:list-item>
      </text:list>
      <text:p text:style-name="Standard"><draw:rect text:anchor-type="as-char" style:rel-width="100%" draw:z-index="2" draw:style-name="gr1" draw:text-style-name="P1" svg:width="16.511cm" svg:height="0.054cm"><text:p/></draw:rect></text:p>
      <text:p text:style-name="Standard" loext:marker-style-name="T2"><text:span text:style-name="T2">Professional Experience</text:span><text:span text:style-name="T2"/></text:p>
      <text:p text:style-name="Standard"><text:span text:style-name="T2">Software Engineer (Belarus, Germany, and in Canada 25 years)</text:span><text:line-break/><text:span text:style-name="T3">CGI, BMO, RBC, and others • 1984 – 2024</text:span></text:p>
      <text:list text:style-name="WWNum2">
        <text:list-item>
          <text:p text:style-name="P4">Developed, tested, and maintained software systems over a 40-year career</text:p>
        </text:list-item>
        <text:list-item>
          <text:p text:style-name="P4">Worked independently and in teams to meet project goals and deadlines</text:p>
        </text:list-item>
        <text:list-item>
          <text:p text:style-name="P4">Followed structured procedures and documented technical work clearly</text:p>
        </text:list-item>
        <text:list-item>
          <text:p text:style-name="P4">Supported long-term projects requiring precision and focus</text:p>
        </text:list-item>
      </text:list>
      <text:p text:style-name="Standard"><draw:rect text:anchor-type="as-char" style:rel-width="100%" draw:z-index="3" draw:style-name="gr1" draw:text-style-name="P1" svg:width="16.511cm" svg:height="0.054cm"><text:p/></draw:rect></text:p>
      <text:p text:style-name="Standard" loext:marker-style-name="T2"><text:span text:style-name="T2">Education</text:span><text:span text:style-name="T2"/></text:p>
      <text:p text:style-name="Standard"><text:span text:style-name="T2">Masters Degree, Automated Control Systems<text:tab/></text:span><text:line-break/><text:span text:style-name="T4">Belarusian State University of Informatics and Radio electronic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CA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1pt" fo:language="en" fo:country="CA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 Kurylovich Kurylovich</meta:initial-creator>
    <meta:editing-cycles>2</meta:editing-cycles>
    <meta:creation-date>2025-05-03T16:42:00</meta:creation-date>
    <dc:date>2025-09-28T18:09:12.701151700</dc:date>
    <meta:editing-duration>PT19M34S</meta:editing-duration>
    <meta:generator>LibreOffice/25.8.1.1$Windows_X86_64 LibreOffice_project/54047653041915e595ad4e45cccea684809c77b5</meta:generator>
    <meta:document-statistic meta:table-count="0" meta:image-count="0" meta:object-count="0" meta:page-count="1" meta:paragraph-count="22" meta:word-count="162" meta:character-count="1139" meta:non-whitespace-character-count="1002"/>
    <meta:user-defined meta:name="AppVersion">16.0000</meta:user-defined>
    <meta:template xlink:type="simple" xlink:actuate="onRequest" xlink:title="Normal.dotm" xlink:href=""/>
  </office:meta>
</office:document-meta>
</file>